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1.0772222222222cm"/>
    </style:style>
    <style:style style:name="co3" style:family="table-column">
      <style:table-column-properties fo:break-before="auto" style:column-width="0.564444444444444cm"/>
    </style:style>
    <style:style style:name="co4" style:family="table-column">
      <style:table-column-properties fo:break-before="auto" style:column-width="2.50472222222222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fo:background-color="#92D050"/>
      <style:map style:condition="of:is-true-formula(NOT(ISERROR(SEARCH(&quot;Änderungen&quot;;[.D1]))))" style:apply-style-name="cf10" style:base-cell-address="Tabelle1.D1"/>
      <style:map style:condition="of:is-true-formula(NOT(ISERROR(SEARCH(&quot;neu&quot;;[.D1]))))" style:apply-style-name="cf11" style:base-cell-address="Tabelle1.D1"/>
      <style:map style:condition="of:is-true-formula(NOT(ISERROR(SEARCH(&quot;OK&quot;;[.D1]))))" style:apply-style-name="cf12" style:base-cell-address="Tabelle1.D1"/>
    </style:style>
    <style:style style:name="ce10" style:family="table-cell">
      <style:map style:condition="of:is-true-formula(NOT(ISERROR(SEARCH(&quot;Änderungen&quot;;[.D1]))))" style:apply-style-name="cf10" style:base-cell-address="Tabelle1.D1"/>
      <style:map style:condition="of:is-true-formula(NOT(ISERROR(SEARCH(&quot;neu&quot;;[.D1]))))" style:apply-style-name="cf11" style:base-cell-address="Tabelle1.D1"/>
      <style:map style:condition="of:is-true-formula(NOT(ISERROR(SEARCH(&quot;OK&quot;;[.D1]))))" style:apply-style-name="cf12" style:base-cell-address="Tabelle1.D1"/>
    </style:style>
    <style:style style:name="ce11" style:family="table-cell" style:parent-style-name="Default" style:data-style-name="N0">
      <style:table-cell-properties fo:background-color="#FF0000"/>
      <style:map style:condition="of:is-true-formula(NOT(ISERROR(SEARCH(&quot;Änderungen&quot;;[.D1]))))" style:apply-style-name="cf10" style:base-cell-address="Tabelle1.D1"/>
      <style:map style:condition="of:is-true-formula(NOT(ISERROR(SEARCH(&quot;neu&quot;;[.D1]))))" style:apply-style-name="cf11" style:base-cell-address="Tabelle1.D1"/>
      <style:map style:condition="of:is-true-formula(NOT(ISERROR(SEARCH(&quot;OK&quot;;[.D1]))))" style:apply-style-name="cf12" style:base-cell-address="Tabelle1.D1"/>
    </style:style>
    <style:style style:name="ce12" style:family="table-cell" style:parent-style-name="Default" style:data-style-name="N0">
      <style:table-cell-properties fo:background-color="#FFC000"/>
      <style:map style:condition="of:is-true-formula(NOT(ISERROR(SEARCH(&quot;Änderungen&quot;;[.D1]))))" style:apply-style-name="cf10" style:base-cell-address="Tabelle1.D1"/>
      <style:map style:condition="of:is-true-formula(NOT(ISERROR(SEARCH(&quot;neu&quot;;[.D1]))))" style:apply-style-name="cf11" style:base-cell-address="Tabelle1.D1"/>
      <style:map style:condition="of:is-true-formula(NOT(ISERROR(SEARCH(&quot;OK&quot;;[.D1]))))" style:apply-style-name="cf12" style:base-cell-address="Tabelle1.D1"/>
    </style:style>
    <style:style style:name="ce13" style:family="table-cell" style:parent-style-name="Default" style:data-style-name="N0">
      <style:table-cell-properties fo:background-color="#70AD47"/>
      <style:map style:condition="of:is-true-formula(NOT(ISERROR(SEARCH(&quot;Änderungen&quot;;[.D1]))))" style:apply-style-name="cf10" style:base-cell-address="Tabelle1.D1"/>
      <style:map style:condition="of:is-true-formula(NOT(ISERROR(SEARCH(&quot;neu&quot;;[.D1]))))" style:apply-style-name="cf11" style:base-cell-address="Tabelle1.D1"/>
      <style:map style:condition="of:is-true-formula(NOT(ISERROR(SEARCH(&quot;OK&quot;;[.D1]))))" style:apply-style-name="cf12" style:base-cell-address="Tabelle1.D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4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office:value-type="string" table:style-name="ce13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office:value-type="string" table:style-name="ce11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4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Heiliger Geist</text:p>
          </table:table-cell>
          <table:table-cell table:style-name="ce1"/>
          <table:table-cell office:value-type="string" office:string-value="" table:formula="of:=IF([.B4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4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48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meinde</text:p>
          </table:table-cell>
          <table:table-cell table:style-name="ce1"/>
          <table:table-cell office:value-type="string" office:string-value="" table:formula="of:=IF([.B5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4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5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Ziele)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8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bet</text:p>
          </table:table-cell>
          <table:table-cell table:style-name="ce1"/>
          <table:table-cell office:value-type="string" office:string-value="" table:formula="of:=IF([.B6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9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Leid</text:p>
          </table:table-cell>
          <table:table-cell table:style-name="ce1"/>
          <table:table-cell office:value-type="string" office:string-value="" table:formula="of:=IF([.B70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Zukunft</text:p>
          </table:table-cell>
          <table:table-cell table:style-name="ce1"/>
          <table:table-cell office:value-type="string" office:string-value="" table:formula="of:=IF([.B74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7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3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7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8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"Mächte"</text:p>
          </table:table-cell>
          <table:table-cell table:style-name="ce1"/>
          <table:table-cell office:value-type="string" office:string-value="" table:formula="of:=IF([.B79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Engel</text:p>
          </table:table-cell>
          <table:table-cell office:value-type="float" office:value="1" table:formula="of:=IF([.B8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8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Miteinander leben</text:p>
          </table:table-cell>
          <table:table-cell table:style-name="ce1"/>
          <table:table-cell office:value-type="string" office:string-value="" table:formula="of:=IF([.B8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9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ld</text:p>
          </table:table-cell>
          <table:table-cell table:style-name="ce1"/>
          <table:table-cell office:value-type="string" office:string-value="" table:formula="of:=IF([.B90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3.1</text:p>
          </table:table-cell>
          <table:table-cell office:value-type="string" table:style-name="ce1">
            <text:p>Geld</text:p>
          </table:table-cell>
          <table:table-cell office:value-type="float" office:value="1" table:formula="of:=IF([.B9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Versuchung</text:p>
          </table:table-cell>
          <table:table-cell table:style-name="ce1"/>
          <table:table-cell office:value-type="string" office:string-value="" table:formula="of:=IF([.B93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4.1</text:p>
          </table:table-cell>
          <table:table-cell office:value-type="string" table:style-name="ce1">
            <text:p>Der Versuchung widerstehen</text:p>
          </table:table-cell>
          <table:table-cell office:value-type="float" office:value="1" table:formula="of:=IF([.B9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Weitersagen</text:p>
          </table:table-cell>
          <table:table-cell table:style-name="ce1"/>
          <table:table-cell office:value-type="string" office:string-value="" table:formula="of:=IF([.B9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5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5.2</text:p>
          </table:table-cell>
          <table:table-cell office:value-type="string" table:style-name="ce1">
            <text:p>Wie sag ich's bloß?</text:p>
          </table:table-cell>
          <table:table-cell office:value-type="float" office:value="1" table:formula="of:=IF([.B9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5.3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5.4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10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style-name="ce10"/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float" office:value="70" table:formula="of:=SUM([.C1:.C100])" table:style-name="ce1">
            <text:p>70</text:p>
          </table:table-cell>
          <table:table-cell table:style-name="ce10"/>
          <table:table-cell table:number-columns-repeated="16380"/>
        </table:table-row>
        <table:table-row table:number-rows-repeated="1048474" table:style-name="ro1">
          <table:table-cell table:number-columns-repeated="3"/>
          <table:table-cell table:style-name="ce10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cf4" style:family="table-cell" style:data-style-name="N0">
      <style:table-cell-properties fo:background-color="#FFEB9C"/>
      <style:text-properties fo:color="#9C65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EB9C"/>
      <style:text-properties fo:color="#9C6500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0" style:family="table-cell">
      <style:table-cell-properties fo:background-color="#FFEB9C"/>
      <style:text-properties fo:color="#9C6500" style:font-family-generic="swiss"/>
    </style:style>
    <style:style style:name="cf11" style:family="table-cell">
      <style:table-cell-properties fo:background-color="#FFC7CE"/>
      <style:text-properties fo:color="#9C0006" style:font-family-generic="swiss"/>
    </style:style>
    <style:style style:name="cf12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hristoph Fischer</meta:initial-creator>
    <dc:creator>Christoph Fischer</dc:creator>
    <meta:creation-date>2016-07-20T14:32:03Z</meta:creation-date>
    <dc:date>2016-08-09T10:31:56Z</dc:date>
    <meta:editing-duration>PT0S</meta:editing-duration>
  </office:meta>
</office:document-meta>
</file>